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超世紀中黑體" svg:font-family="超世紀中黑體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新細明體" svg:font-family="新細明體" style:font-family-generic="system" style:font-pitch="variable"/>
    <style:font-face style:name="超世紀中黑體1" svg:font-family="超世紀中黑體" style:font-family-generic="system" style:font-pitch="variable"/>
  </office:font-face-decls>
  <office:automatic-styles>
    <style:style style:name="P1" style:family="paragraph" style:parent-style-name="Standard">
      <style:text-properties style:font-name="超世紀中黑體" style:font-name-asian="超世紀中黑體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7d3a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left="0.4165in" fo:margin-right="0in" fo:text-indent="0in" style:auto-text-indent="false"/>
      <style:text-properties officeooo:paragraph-rsid="0007d3a2"/>
    </style:style>
    <style:style style:name="P6" style:family="paragraph" style:parent-style-name="Standard">
      <style:paragraph-properties fo:margin-left="0.3335in" fo:margin-right="0in" fo:text-indent="0in" style:auto-text-indent="false"/>
    </style:style>
    <style:style style:name="P7" style:family="paragraph" style:parent-style-name="Standard">
      <style:paragraph-properties fo:margin-left="0.3335in" fo:margin-right="0in" fo:text-indent="0in" style:auto-text-indent="false"/>
      <style:text-properties style:font-name="超世紀中黑體" style:font-name-asian="超世紀中黑體1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07d3a2"/>
    </style:style>
    <style:style style:name="P9" style:family="paragraph" style:parent-style-name="Standard">
      <style:paragraph-properties fo:margin-left="0.3335in" fo:margin-right="0in" fo:text-indent="0in" style:auto-text-indent="false"/>
      <style:text-properties officeooo:paragraph-rsid="0007d3a2"/>
    </style:style>
    <style:style style:name="P10" style:family="paragraph" style:parent-style-name="Standard">
      <style:paragraph-properties fo:margin-left="0.3335in" fo:margin-right="0in" fo:text-indent="0in" style:auto-text-indent="false"/>
      <style:text-properties officeooo:paragraph-rsid="0008d270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7d3a2"/>
    </style:style>
    <style:style style:name="T1" style:family="text">
      <style:text-properties style:font-name="超世紀中黑體" fo:font-size="14pt" fo:font-weight="bold" style:font-name-asian="超世紀中黑體1" style:font-size-asian="14pt" style:font-weight-asian="bold"/>
    </style:style>
    <style:style style:name="T2" style:family="text">
      <style:text-properties style:font-name="超世紀中黑體" style:font-name-asian="超世紀中黑體1"/>
    </style:style>
    <style:style style:name="T3" style:family="text">
      <style:text-properties officeooo:rsid="00092cb9"/>
    </style:style>
    <style:style style:name="T4" style:family="text">
      <style:text-properties fo:font-weight="bold"/>
    </style:style>
    <style:style style:name="T5" style:family="text">
      <style:text-properties style:font-weight-asian="bold"/>
    </style:style>
    <style:style style:name="T6" style:family="text">
      <style:text-properties officeooo:rsid="0007d3a2"/>
    </style:style>
    <style:style style:name="T7" style:family="text">
      <style:text-properties officeooo:rsid="0008d270"/>
    </style:style>
    <style:style style:name="T8" style:family="text">
      <style:text-properties officeooo:rsid="00090c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吳威正</text:span></text:p>
      <text:p text:style-name="Standard"><text:span text:style-name="T2">國立交通大學 電機資訊學士班 大三</text:span></text:p>
      <text:p text:style-name="Standard"><text:span text:style-name="T2">NCTU EECS Undergraduate honor program junior</text:span></text:p>
      <text:p text:style-name="Standard"><text:a xlink:type="simple" xlink:href="https://github.com/spencerwuwu" text:style-name="Internet_20_link" text:visited-style-name="Visited_20_Internet_20_Link"><text:span text:style-name="Internet_20_link"><text:span text:style-name="T2">Github</text:span></text:span></text:a></text:p>
      <text:p text:style-name="P1"/>
      <text:p text:style-name="P2"><text:span text:style-name="T2">經歷 :</text:span></text:p>
      <text:p text:style-name="P6"><text:span text:style-name="T2">2016 TA of Linkit 7688 maker course for NEHS </text:span></text:p>
      <text:p text:style-name="P6"><text:span text:style-name="T2">2016 Software Engineering Intern in 鼎盛資科</text:span></text:p>
      <text:p text:style-name="P7"/>
      <text:p text:style-name="P6"><text:span text:style-name="T2">我是交大電機資訊學士班的學生，我們系的特色是在大學四年期間，電機跟資工的領域都會學到。而我個人目前是對資工領域比較有興趣，選修的課也多半是這個方面的。我除了平時上課，在課餘時間有和同學在外頭接網站架設的案子，是 part-time的全端工程師。</text:span></text:p>
      <text:p text:style-name="P7"/>
      <text:p text:style-name="P6"><text:span text:style-name="T2">我現在的專題是由謝續平教授指導，是關於資安方面的研究。我們嘗試整合很多現有的程式分析工具，希望做出一個可以自動分析路由器firmware的平台。 目前成果在</text:span><text:a xlink:type="simple" xlink:href="https://github.com/kyechou/firmanal" text:style-name="Internet_20_link" text:visited-style-name="Visited_20_Internet_20_Link"><text:span text:style-name="Internet_20_link"><text:span text:style-name="T2">這裡</text:span></text:span></text:a><text:span text:style-name="T2">。。</text:span></text:p>
      <text:p text:style-name="P1"/>
      <text:p text:style-name="P8">前端</text:p>
      <text:p text:style-name="P10">我和幾個一直以來有在外面接網頁case的朋友一起做了半年多，<text:line-break/>比較常接觸html, css, sass, Js, JQuery。<text:line-break/>React之前看過一點不過還沒有實務經驗<text:line-break/>我這幾天剛好切好static的有這兩個頁面, 文案都還沒上<text:line-break/><text:a xlink:type="simple" xlink:href="https://spencerwuwu.github.io/eecs_web/web/index.html" text:style-name="Internet_20_link" text:visited-style-name="Visited_20_Internet_20_Link"><text:span text:style-name="T6">https://spencerwuwu.github.io/eecs_web/web/index.html</text:span></text:a><text:line-break/><text:a xlink:type="simple" xlink:href="https://spencerwuwu.github.io/art/index.html" text:style-name="Internet_20_link" text:visited-style-name="Visited_20_Internet_20_Link"><text:span text:style-name="T7">https://spencerwuwu.github.io/art/index.html</text:span></text:a><text:line-break/>第一個連結的頁面是我設計的<text:line-break/><text:line-break/>之前也有在codepen上留一些小東西，不過有點久沒更新了<text:line-break/><text:a xlink:type="simple" xlink:href="https://codepen.io/spencerwu85/#" office:target-frame-name="_blank" xlink:show="new" text:style-name="Internet_20_link" text:visited-style-name="Visited_20_Internet_20_Link">https://codepen.io/</text:a><text:line-break/></text:p>
      <text:p text:style-name="P8">後端</text:p>
      <text:p text:style-name="P9"><text:line-break/>我後端目前比較熟的是 django<text:line-break/><text:a xlink:type="simple" xlink:href="https://directgo.tw/" office:target-frame-name="_blank" xlink:show="new" text:style-name="Internet_20_link" text:visited-style-name="Visited_20_Internet_20_Link">https://directgo.tw/</text:a><text:line-break/>目前在維護、更新這個網站的功能</text:p>
      <text:p text:style-name="P8"><text:span text:style-name="T3"><text:tab/>php跟</text:span>ru<text:span text:style-name="T3">by on rails略懂</text:span></text:p>
      <text:p text:style-name="P5"/>
      <text:p text:style-name="P5"><text:soft-page-break/>伺服器的維護管理目前只會簡單的<text:span text:style-name="T3">server及dns server</text:span>架設和管理，不過這學期有修一門網路管理的課，應該會再學到不少東西。<text:line-break/><text:line-break/>其他關於我的一些資訊：<text:line-break/><text:a xlink:type="simple" xlink:href="https://about.me/wei-cheng" office:target-frame-name="_blank" xlink:show="new" text:style-name="Internet_20_link" text:visited-style-name="Visited_20_Internet_20_Link">https://about.me/wei-cheng</text:a></text:p>
      <text:p text:style-name="P3"><text:span text:style-name="T4"><text:line-break/></text:span><text:span text:style-name="T5">連絡方式：</text:span></text:p>
      <text:p text:style-name="P5"><text:a xlink:type="simple" xlink:href="mailto:spencerwu85@gmail.com" office:target-frame-name="_blank" xlink:show="new" text:style-name="Internet_20_link" text:visited-style-name="Visited_20_Internet_20_Link"><text:span text:style-name="T2">spencerwu85@gmail.com</text:span></text:a><text:span text:style-name="T2"><text:line-break/>09213165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超世紀中黑體" svg:font-family="超世紀中黑體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新細明體" svg:font-family="新細明體" style:font-family-generic="system" style:font-pitch="variable"/>
    <style:font-face style:name="超世紀中黑體1" svg:font-family="超世紀中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0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0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Calibri" fo:font-family="Calibri" style:font-family-generic="roman" style:font-pitch="variable" fo:font-size="12pt" fo:language="en" fo:country="US" style:font-name-asian="新細明體" style:font-family-asian="新細明體" style:font-family-generic-asian="system" style:font-pitch-asian="variable" style:font-size-asian="12pt" style:language-asian="zh" style:country-asian="TW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5:15:00</meta:creation-date>
    <meta:initial-creator>PGMRW</meta:initial-creator>
    <dc:language>en-US</dc:language>
    <dc:date>2017-03-16T10:51:06.754668164</dc:date>
    <meta:editing-cycles>11</meta:editing-cycles>
    <meta:editing-duration>PT39M12S</meta:editing-duration>
    <meta:generator>LibreOffice/5.3.0.3$Linux_X86_64 LibreOffice_project/30m0$Build-3</meta:generator>
    <meta:document-statistic meta:table-count="0" meta:image-count="0" meta:object-count="0" meta:page-count="2" meta:paragraph-count="17" meta:word-count="458" meta:character-count="865" meta:non-whitespace-character-count="81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